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8" manifest:media-type=""/>
  <manifest:file-entry manifest:full-path="ObjectReplacements/Object 32" manifest:media-type=""/>
  <manifest:file-entry manifest:full-path="ObjectReplacements/Object 9" manifest:media-type=""/>
  <manifest:file-entry manifest:full-path="ObjectReplacements/Object 4" manifest:media-type=""/>
  <manifest:file-entry manifest:full-path="ObjectReplacements/Object 26" manifest:media-type=""/>
  <manifest:file-entry manifest:full-path="ObjectReplacements/Object 23" manifest:media-type=""/>
  <manifest:file-entry manifest:full-path="ObjectReplacements/Object 1" manifest:media-type=""/>
  <manifest:file-entry manifest:full-path="ObjectReplacements/Object 22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18" manifest:media-type=""/>
  <manifest:file-entry manifest:full-path="ObjectReplacements/Object 3" manifest:media-type=""/>
  <manifest:file-entry manifest:full-path="ObjectReplacements/Object 25" manifest:media-type=""/>
  <manifest:file-entry manifest:full-path="ObjectReplacements/Object 2" manifest:media-type=""/>
  <manifest:file-entry manifest:full-path="ObjectReplacements/Object 24" manifest:media-type=""/>
  <manifest:file-entry manifest:full-path="ObjectReplacements/Object 27" manifest:media-type=""/>
  <manifest:file-entry manifest:full-path="ObjectReplacements/Object 5" manifest:media-type=""/>
  <manifest:file-entry manifest:full-path="ObjectReplacements/Object 28" manifest:media-type=""/>
  <manifest:file-entry manifest:full-path="ObjectReplacements/Object 30" manifest:media-type=""/>
  <manifest:file-entry manifest:full-path="ObjectReplacements/Object 6" manifest:media-type=""/>
  <manifest:file-entry manifest:full-path="ObjectReplacements/Object 17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7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10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nux_Libertine_G_2.ttf" manifest:media-type="application/x-font-ttf"/>
  <manifest:file-entry manifest:full-path="Fonts/Font_Linux_Libertine_G_1.ttf" manifest:media-type="application/x-font-ttf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line-height="100%"/>
      <style:text-properties style:font-name="Helvetica Neue" fo:language="en" fo:country="US" style:font-name-asian="Helvetica Neue1" style:font-name-complex="Helvetica Neue1"/>
    </style:style>
    <style:style style:name="P2" style:family="paragraph" style:parent-style-name="Standard" style:list-style-name="WWNum2">
      <style:paragraph-properties fo:margin-left="0.5in" fo:margin-right="0in" fo:line-height="100%" fo:text-indent="-0.25in" style:auto-text-indent="false"/>
      <style:text-properties style:font-name="Helvetica Neue" fo:font-size="12pt" fo:language="en" fo:country="US" style:font-name-asian="Helvetica Neue1" style:font-size-asian="12pt" style:font-name-complex="Helvetica Neue1" style:font-size-complex="12pt"/>
    </style:style>
    <style:style style:name="P3" style:family="paragraph" style:parent-style-name="Standard" style:list-style-name="WWNum5">
      <style:paragraph-properties fo:margin-left="0.5in" fo:margin-right="0in" fo:line-height="100%" fo:text-indent="-0.25in" style:auto-text-indent="false"/>
      <style:text-properties style:font-name="Helvetica Neue" fo:font-size="12pt" fo:language="en" fo:country="US" style:font-name-asian="Helvetica Neue1" style:font-size-asian="12pt" style:font-name-complex="Helvetica Neue1" style:font-size-complex="12pt"/>
    </style:style>
    <style:style style:name="P4" style:family="paragraph" style:parent-style-name="Standard" style:list-style-name="WWNum1">
      <style:paragraph-properties fo:margin-left="0.5in" fo:margin-right="0in" fo:line-height="100%" fo:text-indent="-0.25in" style:auto-text-indent="false"/>
      <style:text-properties style:font-name="Helvetica Neue" fo:font-size="12pt" fo:language="en" fo:country="US" style:font-name-asian="Helvetica Neue1" style:font-size-asian="12pt" style:font-name-complex="Helvetica Neue1" style:font-size-complex="12pt"/>
    </style:style>
    <style:style style:name="P5" style:family="paragraph" style:parent-style-name="Standard">
      <style:paragraph-properties fo:line-height="100%"/>
      <style:text-properties fo:font-size="12pt" fo:language="en" fo:country="US" style:font-size-asian="12pt" style:font-size-complex="12pt"/>
    </style:style>
    <style:style style:name="P6" style:family="paragraph" style:parent-style-name="Standard" style:list-style-name="WWNum2">
      <style:paragraph-properties fo:margin-left="0.5in" fo:margin-right="0in" fo:line-height="100%" fo:text-indent="-0.25in" style:auto-text-indent="false"/>
      <style:text-properties fo:font-size="12pt" fo:language="en" fo:country="US" style:font-size-asian="12pt" style:font-size-complex="12pt"/>
    </style:style>
    <style:style style:name="P7" style:family="paragraph" style:parent-style-name="Standard">
      <style:paragraph-properties fo:margin-left="0in" fo:margin-right="0in" fo:line-height="100%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paragraph-properties fo:margin-left="1in" fo:margin-right="0in" fo:line-height="100%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Standard" style:list-style-name="WWNum5">
      <style:paragraph-properties fo:margin-left="0.5in" fo:margin-right="0in" fo:line-height="100%" fo:text-indent="-0.25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Standard" style:list-style-name="WWNum3">
      <style:paragraph-properties fo:margin-left="0.5in" fo:margin-right="0in" fo:line-height="100%" fo:text-indent="-0.25in" style:auto-text-indent="false"/>
      <style:text-properties fo:font-size="12pt" fo:language="en" fo:country="US" officeooo:paragraph-rsid="002796a8" style:font-size-asian="12pt" style:font-size-complex="12pt"/>
    </style:style>
    <style:style style:name="P11" style:family="paragraph" style:parent-style-name="Standard" style:list-style-name="WWNum3">
      <style:paragraph-properties fo:margin-left="0.5in" fo:margin-right="0in" fo:line-height="100%" fo:text-indent="-0.25in" style:auto-text-indent="false"/>
      <style:text-properties fo:font-size="12pt" fo:language="en" fo:country="US" style:font-size-asian="12pt" style:font-size-complex="12pt"/>
    </style:style>
    <style:style style:name="P12" style:family="paragraph" style:parent-style-name="Standard">
      <style:paragraph-properties fo:margin-left="0in" fo:margin-right="0in" fo:line-height="100%" fo:text-indent="0in" style:auto-text-indent="false"/>
      <style:text-properties fo:font-size="12pt" fo:language="en" fo:country="US" officeooo:paragraph-rsid="0020d21f" style:font-size-asian="12pt" style:font-size-complex="12pt"/>
    </style:style>
    <style:style style:name="P13" style:family="paragraph" style:parent-style-name="Standard" style:list-style-name="WWNum1">
      <style:paragraph-properties fo:margin-left="0.5in" fo:margin-right="0in" fo:line-height="100%" fo:text-indent="-0.25in" style:auto-text-indent="false"/>
      <style:text-properties fo:font-size="12pt" fo:language="en" fo:country="US" style:font-size-asian="12pt" style:font-size-complex="12pt"/>
    </style:style>
    <style:style style:name="P14" style:family="paragraph" style:parent-style-name="Standard" style:list-style-name="WWNum1">
      <style:paragraph-properties fo:margin-left="1in" fo:margin-right="0in" fo:line-height="100%" fo:text-indent="-0.25in" style:auto-text-indent="false"/>
      <style:text-properties fo:font-size="12pt" fo:language="en" fo:country="US" style:font-size-asian="12pt" style:font-size-complex="12pt"/>
    </style:style>
    <style:style style:name="P15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2pt" fo:language="en" fo:country="US" style:font-size-asian="12pt" style:font-size-complex="12pt"/>
    </style:style>
    <style:style style:name="P16" style:family="paragraph" style:parent-style-name="Standard" style:list-style-name="WWNum4">
      <style:paragraph-properties fo:margin-left="1in" fo:margin-right="0in" fo:line-height="100%" fo:text-indent="-0.25in" style:auto-text-indent="false"/>
      <style:text-properties fo:font-size="12pt" fo:language="en" fo:country="US" style:font-size-asian="12pt" style:font-size-complex="12pt"/>
    </style:style>
    <style:style style:name="P17" style:family="paragraph" style:parent-style-name="Standard" style:list-style-name="WWNum4">
      <style:paragraph-properties fo:margin-left="0.5in" fo:margin-right="0in" fo:line-height="100%" fo:text-indent="0in" style:auto-text-indent="false"/>
      <style:text-properties fo:font-size="12pt" fo:language="en" fo:country="US" style:font-size-asian="12pt" style:font-size-complex="12pt"/>
    </style:style>
    <style:style style:name="P18" style:family="paragraph" style:parent-style-name="Title" style:master-page-name="Standard">
      <style:paragraph-properties style:page-number="1"/>
      <style:text-properties fo:font-size="20pt" style:font-size-asian="20pt" style:font-size-complex="20pt"/>
    </style:style>
    <style:style style:name="T1" style:family="text">
      <style:text-properties style:font-name="Helvetica Neue" style:text-underline-style="solid" style:text-underline-width="auto" style:text-underline-color="font-color" style:font-name-asian="Helvetica Neue1" style:font-name-complex="Helvetica Neue1"/>
    </style:style>
    <style:style style:name="T2" style:family="text">
      <style:text-properties style:font-name="Helvetica Neue" style:font-name-asian="Helvetica Neue1" style:font-name-complex="Helvetica Neue1"/>
    </style:style>
    <style:style style:name="T3" style:family="text">
      <style:text-properties style:font-name="Helvetica Neue" officeooo:rsid="00286d3b" style:font-name-asian="Helvetica Neue1" style:font-name-complex="Helvetica Neue1"/>
    </style:style>
    <style:style style:name="T4" style:family="text">
      <style:text-properties style:font-name="Helvetica Neue" fo:font-style="italic" style:font-name-asian="Helvetica Neue1" style:font-style-asian="italic" style:font-name-complex="Helvetica Neue1" style:font-style-complex="italic"/>
    </style:style>
    <style:style style:name="T5" style:family="text">
      <style:text-properties style:text-position="sub 58%" style:font-name="Helvetica Neue" fo:font-style="italic" style:font-name-asian="Helvetica Neue1" style:font-style-asian="italic" style:font-name-complex="Helvetica Neue1" style:font-style-complex="italic"/>
    </style:style>
    <style:style style:name="T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position="0% 100%" style:font-name="Helvetica Neue" style:font-name-asian="Helvetica Neue1" style:font-name-complex="Helvetica Neue1"/>
    </style:style>
    <style:style style:name="T9" style:family="text">
      <style:text-properties fo:font-size="12pt" style:text-underline-style="none" style:font-size-asian="12pt" style:font-size-complex="12pt"/>
    </style:style>
    <style:style style:name="T10" style:family="text">
      <style:text-properties fo:font-size="12pt" style:text-underline-style="none" officeooo:rsid="001d6b40" style:font-size-asian="12pt" style:font-size-complex="12pt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d6b4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_4b5fgfrupok1"/><text:span text:style-name="T11">Lecture </text:span><text:span text:style-name="T12">I-V </text:span><text:span text:style-name="T11">summary</text:span><text:span text:style-name="T7"> <text:s/></text:span></text:p>
      <text:p text:style-name="P1"><text:span text:style-name="T7"/></text:p>
      <text:p text:style-name="P5"><text:span text:style-name="T2">Knudsen number: </text:span><draw:frame draw:style-name="fr1" draw:name="Object30" text:anchor-type="as-char" svg:y="-0.1492in" svg:width="2.9307in" svg:height="0.2102in" draw:z-index="6"><draw:object xlink:href="./Object 1" xlink:type="simple" xlink:show="embed" xlink:actuate="onLoad"/><draw:image xlink:href="./ObjectReplacements/Object 1" xlink:type="simple" xlink:show="embed" xlink:actuate="onLoad"/></draw:frame><text:span text:style-name="T4"><text:s/></text:span></text:p>
      <text:p text:style-name="P5"><text:span text:style-name="T4"/></text:p>
      <text:p text:style-name="P5"><text:span text:style-name="T1">Shallow water equations</text:span><text:span text:style-name="T2">: Assumption </text:span><text:span text:style-name="T2"><draw:frame draw:style-name="fr1" draw:name="Object13" text:anchor-type="as-char" svg:y="-0.1492in" svg:width="0.4571in" svg:height="0.1854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"><text:s/>and homogeneous (</text:span><text:span text:style-name="T4">ρ=const.</text:span><text:span text:style-name="T2">)</text:span></text:p>
      <text:list text:style-name="WWNum2">
        <text:list-item>
          <text:p text:style-name="P2">Use scaling to obtain hydrostatic equilibrium and incompressibility</text:p>
        </text:list-item>
        <text:list-item>
          <text:p text:style-name="P6"><text:span text:style-name="T2">Obtain </text:span><draw:frame draw:style-name="fr1" draw:name="Object12" text:anchor-type="as-char" svg:y="-0.1492in" svg:width="0.9819in" svg:height="0.2102in" draw:z-index="3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6"><text:span text:style-name="T2">Use continuity and BC to obtain </text:span><draw:frame draw:style-name="fr1" draw:name="Object2" text:anchor-type="as-char" svg:y="-0.2445in" svg:width="0.9752in" svg:height="0.3953in" draw:z-index="4"><draw:object xlink:href="./Object 4" xlink:type="simple" xlink:show="embed" xlink:actuate="onLoad"/><draw:image xlink:href="./ObjectReplacements/Object 4" xlink:type="simple" xlink:show="embed" xlink:actuate="onLoad"/></draw:frame></text:p>
          <text:p text:style-name="P6"/>
        </text:list-item>
      </text:list>
      <text:p text:style-name="P7"><text:span text:style-name="T1">Two layer model</text:span><text:span text:style-name="T2">: Assumption same as before, note </text:span><text:span text:style-name="T2"><draw:frame draw:style-name="fr1" draw:name="Object4" text:anchor-type="as-char" svg:y="-0.1492in" svg:width="0.6134in" svg:height="0.2102in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2">. </text:span></text:p>
      <text:list text:style-name="WWNum5">
        <text:list-item>
          <text:p text:style-name="P3">Write NS equations with new continuity. </text:p>
        </text:list-item>
        <text:list-item>
          <text:p text:style-name="P3">First layer same as before </text:p>
        </text:list-item>
        <text:list-item>
          <text:p text:style-name="P9"><text:span text:style-name="T2">The second layer uses continuous pressure. </text:span><draw:frame draw:style-name="fr1" draw:name="Object3" text:anchor-type="as-char" svg:y="-0.1528in" svg:width="2.5866in" svg:height="0.2138in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9"><text:span text:style-name="T2">Obtain reduced gravity </text:span><draw:frame draw:style-name="fr1" draw:name="Object5" text:anchor-type="as-char" svg:y="-0.2693in" svg:width="0.9035in" svg:height="0.4453in" draw:z-index="11"><draw:object xlink:href="./Object 7" xlink:type="simple" xlink:show="embed" xlink:actuate="onLoad"/><draw:image xlink:href="./ObjectReplacements/Object 7" xlink:type="simple" xlink:show="embed" xlink:actuate="onLoad"/></draw:frame></text:p>
          <text:p text:style-name="P9"/>
        </text:list-item>
      </text:list>
      <text:p text:style-name="P7"><text:span text:style-name="T1">Reduced gravity model</text:span><text:span text:style-name="T2">: (aka 1.5) Assumption </text:span><text:span text:style-name="T4">H</text:span><text:span text:style-name="T5">2</text:span><text:span text:style-name="T4">&gt;&gt;H</text:span><text:span text:style-name="T5">1</text:span><text:span text:style-name="T2">.</text:span></text:p>
      <text:list text:style-name="WWNum3">
        <text:list-item>
          <text:p text:style-name="P10"><text:span text:style-name="T2">Notice that shallow part is much faster, </text:span><draw:frame draw:style-name="fr1" draw:name="Object25" text:anchor-type="as-char" svg:y="-0.1492in" svg:width="0.3591in" svg:height="0.2102in" draw:z-index="12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10"><text:span text:style-name="T8">Obt</text:span><text:span text:style-name="T2">ain relation </text:span><draw:frame draw:style-name="fr1" draw:name="Object6" text:anchor-type="as-char" svg:y="-0.2445in" svg:width="1.1945in" svg:height="0.3953in" draw:z-index="7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11"><text:span text:style-name="T2">Set </text:span><draw:frame draw:style-name="fr1" draw:name="Object14" text:anchor-type="as-char" svg:y="-0.1492in" svg:width="0.7008in" svg:height="0.2102in" draw:z-index="13"><draw:object xlink:href="./Object 10" xlink:type="simple" xlink:show="embed" xlink:actuate="onLoad"/><draw:image xlink:href="./ObjectReplacements/Object 10" xlink:type="simple" xlink:show="embed" xlink:actuate="onLoad"/></draw:frame><text:span text:style-name="T4"><text:s/></text:span><text:span text:style-name="T2">which gives </text:span><text:span text:style-name="T2"><draw:frame draw:style-name="fr1" draw:name="Object24" text:anchor-type="as-char" svg:y="-0.1492in" svg:width="0.1799in" svg:height="0.1854in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2">and</text:span><text:span text:style-name="T4"> </text:span><draw:frame draw:style-name="fr1" draw:name="Object23" text:anchor-type="as-char" svg:y="-0.1492in" svg:width="0.139in" svg:height="0.2102in" draw:z-index="16"><draw:object xlink:href="./Object 12" xlink:type="simple" xlink:show="embed" xlink:actuate="onLoad"/><draw:image xlink:href="./ObjectReplacements/Object 12" xlink:type="simple" xlink:show="embed" xlink:actuate="onLoad"/></draw:frame><text:span text:style-name="T5"><text:s/></text:span><text:span text:style-name="T2">for upper layer.</text:span></text:p>
          <text:p text:style-name="P11"><text:span text:style-name="T2"/></text:p>
        </text:list-item>
      </text:list>
      <text:p text:style-name="P12"><text:span text:style-name="T1">Potential vorticity</text:span><text:span text:style-name="T2">: Material invariance, assume shallow. Use</text:span><text:span text:style-name="T4"> </text:span><draw:frame draw:style-name="fr1" draw:name="Object7" text:anchor-type="as-char" svg:y="-0.2654in" svg:width="0.9937in" svg:height="0.4362in" draw:z-index="9"><draw:object xlink:href="./Object 13" xlink:type="simple" xlink:show="embed" xlink:actuate="onLoad"/><draw:image xlink:href="./ObjectReplacements/Object 13" xlink:type="simple" xlink:show="embed" xlink:actuate="onLoad"/></draw:frame><text:span text:style-name="T2">. </text:span></text:p>
      <text:p text:style-name="P12"><text:span text:style-name="T2"><text:tab/>Note: All functions of </text:span><text:span text:style-name="T4">Q</text:span><text:span text:style-name="T2"> are material invariants.</text:span></text:p>
      <text:p text:style-name="P12"><text:span text:style-name="T2"/></text:p>
      <text:p text:style-name="P7"><text:span text:style-name="T1">Linear wave solution</text:span><text:span text:style-name="T2">: <text:s/>Assume SWE, </text:span><text:span text:style-name="T2"><draw:frame draw:style-name="fr1" draw:name="Object11" text:anchor-type="as-char" svg:y="-0.1492in" svg:width="0.3583in" svg:height="0.2102in" draw:z-index="21"><draw:object xlink:href="./Object 14" xlink:type="simple" xlink:show="embed" xlink:actuate="onLoad"/><draw:image xlink:href="./ObjectReplacements/Object 14" xlink:type="simple" xlink:show="embed" xlink:actuate="onLoad"/></draw:frame></text:span><text:span text:style-name="T2">and</text:span><text:span text:style-name="T4"> </text:span><text:span text:style-name="T4"><draw:frame draw:style-name="fr1" draw:name="Object10" text:anchor-type="as-char" svg:y="-0.1492in" svg:width="0.5311in" svg:height="0.1854in" draw:z-index="22"><draw:object xlink:href="./Object 15" xlink:type="simple" xlink:show="embed" xlink:actuate="onLoad"/><draw:image xlink:href="./ObjectReplacements/Object 15" xlink:type="simple" xlink:show="embed" xlink:actuate="onLoad"/></draw:frame></text:span><text:span text:style-name="T4"><text:s/></text:span><text:span text:style-name="T4"><draw:frame draw:style-name="fr1" draw:name="Object9" text:anchor-type="as-char" svg:y="-0.1492in" svg:width="0.5307in" svg:height="0.1854in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4"><text:s text:c="2"/></text:span><draw:frame draw:style-name="fr1" draw:name="Object8" text:anchor-type="as-char" svg:y="-0.1492in" svg:width="0.8146in" svg:height="0.1854in" draw:z-index="10"><draw:object xlink:href="./Object 17" xlink:type="simple" xlink:show="embed" xlink:actuate="onLoad"/><draw:image xlink:href="./ObjectReplacements/Object 17" xlink:type="simple" xlink:show="embed" xlink:actuate="onLoad"/></draw:frame></text:p>
      <text:list text:style-name="WWNum1">
        <text:list-item>
          <text:p text:style-name="P13"><text:span text:style-name="T2">Neglect all </text:span><text:span text:style-name="T2"><draw:frame draw:style-name="fr1" draw:name="Object22" text:anchor-type="as-char" svg:y="-0.1492in" svg:width="0.1555in" svg:height="0.1854in" draw:z-index="23"><draw:object xlink:href="./Object 18" xlink:type="simple" xlink:show="embed" xlink:actuate="onLoad"/><draw:image xlink:href="./ObjectReplacements/Object 18" xlink:type="simple" xlink:show="embed" xlink:actuate="onLoad"/></draw:frame></text:span><text:span text:style-name="T2"><text:s/>terms. </text:span></text:p>
        </text:list-item>
        <text:list-item>
          <text:p text:style-name="P4">Apply Fouriers ansatz </text:p>
        </text:list-item>
        <text:list-item>
          <text:p text:style-name="P4">Solve for <draw:frame draw:style-name="fr1" draw:name="Object15" text:anchor-type="as-char" svg:y="-0.1528in" svg:width="0.6437in" svg:height="0.2016in" draw:z-index="17"><draw:object xlink:href="./Object 19" xlink:type="simple" xlink:show="embed" xlink:actuate="onLoad"/><draw:image xlink:href="./ObjectReplacements/Object 19" xlink:type="simple" xlink:show="embed" xlink:actuate="onLoad"/></draw:frame></text:p>
        </text:list-item>
        <text:list-item>
          <text:p text:style-name="P4">Two solutions:</text:p>
          <text:list>
            <text:list-item>
              <text:p text:style-name="P14"><draw:frame draw:style-name="fr1" draw:name="Object20" text:anchor-type="as-char" svg:y="-0.1492in" svg:width="0.352in" svg:height="0.1854in" draw:z-index="26"><draw:object xlink:href="./Object 20" xlink:type="simple" xlink:show="embed" xlink:actuate="onLoad"/><draw:image xlink:href="./ObjectReplacements/Object 20" xlink:type="simple" xlink:show="embed" xlink:actuate="onLoad"/></draw:frame><text:span text:style-name="T2"><text:s/>→ Geostrophic</text:span></text:p>
            </text:list-item>
            <text:list-item>
              <text:p text:style-name="P14"><draw:frame draw:style-name="fr1" draw:name="Object21" text:anchor-type="as-char" svg:y="-0.1492in" svg:width="0.3402in" svg:height="0.1854in" draw:z-index="28"><draw:object xlink:href="./Object 21" xlink:type="simple" xlink:show="embed" xlink:actuate="onLoad"/><draw:image xlink:href="./ObjectReplacements/Object 21" xlink:type="simple" xlink:show="embed" xlink:actuate="onLoad"/></draw:frame><text:span text:style-name="T2"><text:s/>→ Pointcarté waves</text:span></text:p>
              <text:p text:style-name="P14"><text:span text:style-name="T2"/></text:p>
            </text:list-item>
          </text:list>
        </text:list-item>
        <text:list-item>
          <text:p text:style-name="P13"><text:span text:style-name="T2">Use </text:span><text:span text:style-name="T2"><draw:frame draw:style-name="fr1" draw:name="Object31" text:anchor-type="as-char" svg:y="-0.1638in" svg:width="0.5583in" svg:height="0.2in" draw:z-index="30"><draw:object xlink:href="./Object 22" xlink:type="simple" xlink:show="embed" xlink:actuate="onLoad"/><draw:image xlink:href="./ObjectReplacements/Object 22" xlink:type="simple" xlink:show="embed" xlink:actuate="onLoad"/></draw:frame></text:span><text:span text:style-name="T2"><text:s/>and Rossby number of deformation </text:span><text:span text:style-name="T2"><draw:frame draw:style-name="fr1" draw:name="Object32" text:anchor-type="as-char" svg:y="-0.2591in" svg:width="1.0043in" svg:height="0.4346in" draw:z-index="31"><draw:object xlink:href="./Object 23" xlink:type="simple" xlink:show="embed" xlink:actuate="onLoad"/><draw:image xlink:href="./ObjectReplacements/Object 23" xlink:type="simple" xlink:show="embed" xlink:actuate="onLoad"/></draw:frame></text:span><text:span text:style-name="T2">.</text:span></text:p>
          <text:list>
            <text:list-item>
              <text:p text:style-name="P14"><text:span text:style-name="T2">If SW: </text:span><draw:frame draw:style-name="fr1" draw:name="Object16" text:anchor-type="as-char" svg:y="-0.1528in" svg:width="1.7118in" svg:height="0.2138in" draw:z-index="18"><draw:object xlink:href="./Object 24" xlink:type="simple" xlink:show="embed" xlink:actuate="onLoad"/><draw:image xlink:href="./ObjectReplacements/Object 24" xlink:type="simple" xlink:show="embed" xlink:actuate="onLoad"/></draw:frame></text:p>
            </text:list-item>
            <text:list-item>
              <text:p text:style-name="P14"><text:span text:style-name="T2">if LW: </text:span><draw:frame draw:style-name="fr1" draw:name="Object17" text:anchor-type="as-char" svg:y="-0.1492in" svg:width="0.3902in" svg:height="0.2102in" draw:z-index="19"><draw:object xlink:href="./Object 25" xlink:type="simple" xlink:show="embed" xlink:actuate="onLoad"/><draw:image xlink:href="./ObjectReplacements/Object 25" xlink:type="simple" xlink:show="embed" xlink:actuate="onLoad"/></draw:frame><text:span text:style-name="T4"><text:s/></text:span><text:span text:style-name="T2">“Internal oscillations"</text:span></text:p>
            </text:list-item>
          </text:list>
        </text:list-item>
      </text:list>
      <text:p text:style-name="P8"><text:span text:style-name="T2"/></text:p>
      <text:p text:style-name="P5"><text:span text:style-name="T1">Geostrophic adjustment</text:span><text:span text:style-name="T2">: Assume linearized waves </text:span></text:p>
      <text:list text:style-name="WWNum4">
        <text:list-item>
          <text:p text:style-name="P15"><text:span text:style-name="T2">Use equations to derive expression for </text:span><draw:frame draw:style-name="fr1" draw:name="Object19" text:anchor-type="as-char" svg:y="-0.1528in" svg:width="0.3783in" svg:height="0.2016in" draw:z-index="24"><draw:object xlink:href="./Object 26" xlink:type="simple" xlink:show="embed" xlink:actuate="onLoad"/><draw:image xlink:href="./ObjectReplacements/Object 26" xlink:type="simple" xlink:show="embed" xlink:actuate="onLoad"/></draw:frame></text:p>
        </text:list-item>
        <text:list-item>
          <text:p text:style-name="P15"><text:span text:style-name="T2">Begin by doing </text:span><draw:frame draw:style-name="fr1" draw:name="Object18" text:anchor-type="as-char" svg:y="-0.2602in" svg:width="2.0071in" svg:height="0.411in" draw:z-index="20"><draw:object xlink:href="./Object 27" xlink:type="simple" xlink:show="embed" xlink:actuate="onLoad"/><draw:image xlink:href="./ObjectReplacements/Object 27" xlink:type="simple" xlink:show="embed" xlink:actuate="onLoad"/></draw:frame></text:p>
          <text:list>
            <text:list-item>
              <text:p text:style-name="P16"><text:span text:style-name="T2">Insert </text:span><draw:frame draw:style-name="fr1" draw:name="Object27" text:anchor-type="as-char" svg:y="-0.1492in" svg:width="0.1126in" svg:height="0.1854in" draw:z-index="29"><draw:object xlink:href="./Object 28" xlink:type="simple" xlink:show="embed" xlink:actuate="onLoad"/><draw:image xlink:href="./ObjectReplacements/Object 28" xlink:type="simple" xlink:show="embed" xlink:actuate="onLoad"/></draw:frame><text:span text:style-name="T4"><text:s/></text:span><text:span text:style-name="T2">when possible</text:span></text:p>
            </text:list-item>
            <text:list-item>
              <text:p text:style-name="P16"><text:span text:style-name="T2">Use continuity as </text:span><draw:frame draw:style-name="fr1" draw:name="Object1" text:anchor-type="as-char" svg:y="-0.2638in" svg:width="1.6709in" svg:height="0.4339in" draw:z-index="0"><draw:object xlink:href="./Object 29" xlink:type="simple" xlink:show="embed" xlink:actuate="onLoad"/><draw:image xlink:href="./ObjectReplacements/Object 29" xlink:type="simple" xlink:show="embed" xlink:actuate="onLoad"/></draw:frame></text:p>
            </text:list-item>
          </text:list>
        </text:list-item>
        <text:list-item>
          <text:p text:style-name="P15"><text:span text:style-name="T2">Split solution into homogeneous and particular as </text:span><draw:frame draw:style-name="fr1" draw:name="Object26" text:anchor-type="as-char" svg:y="-0.1528in" svg:width="0.8547in" svg:height="0.2138in" draw:z-index="25"><draw:object xlink:href="./Object 30" xlink:type="simple" xlink:show="embed" xlink:actuate="onLoad"/><draw:image xlink:href="./ObjectReplacements/Object 30" xlink:type="simple" xlink:show="embed" xlink:actuate="onLoad"/></draw:frame></text:p>
        </text:list-item>
        <text:list-item>
          <text:p text:style-name="P15"><text:span text:style-name="T2">Use the starting scenario to determine </text:span><draw:frame draw:style-name="fr1" draw:name="Object28" text:anchor-type="as-char" svg:y="-0.1492in" svg:width="0.1264in" svg:height="0.1854in" draw:z-index="27"><draw:object xlink:href="./Object 31" xlink:type="simple" xlink:show="embed" xlink:actuate="onLoad"/><draw:image xlink:href="./ObjectReplacements/Object 31" xlink:type="simple" xlink:show="embed" xlink:actuate="onLoad"/></draw:frame><text:span text:style-name="T4">, </text:span><text:span text:style-name="T2">use relation from before. </text:span></text:p>
        </text:list-item>
        <text:list-item>
          <text:p text:style-name="P15"><text:span text:style-name="T2">U</text:span><text:span text:style-name="T3">s</text:span><text:span text:style-name="T2">e particular solution to derive </text:span><text:span text:style-name="T2"><draw:frame draw:style-name="fr1" draw:name="Object29" text:anchor-type="as-char" svg:y="-0.1492in" svg:width="0.152in" svg:height="0.2102in" draw:z-index="1"><draw:object xlink:href="./Object 32" xlink:type="simple" xlink:show="embed" xlink:actuate="onLoad"/><draw:image xlink:href="./ObjectReplacements/Object 32" xlink:type="simple" xlink:show="embed" xlink:actuate="onLoad"/></draw:frame></text:span><text:span text:style-name="T2">and determine geostrophic wind. </text:span></text:p>
          <text:p text:style-name="P17"><text:span text:style-name="T2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sv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sv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font-name="Helvetica Neue" fo:font-family="'Helvetica Neue'" style:font-family-generic="roman" style:font-pitch="variable" style:text-underline-style="none"/>
    </style:style>
    <style:style style:name="ListLabel_20_2" style:display-name="ListLabel 2" style:family="text">
      <style:text-properties style:font-name="Helvetica Neue" fo:font-family="'Helvetica Neue'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Helvetica Neue" fo:font-family="'Helvetica Neue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Helvetica Neue" fo:font-family="'Helvetica Neue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Helvetica Neue" fo:font-family="'Helvetica Neue'" style:font-family-generic="roman" style:font-pitch="variable" style:text-underline-style="none"/>
    </style:style>
    <style:style style:name="ListLabel_20_29" style:display-name="ListLabel 29" style:family="text">
      <style:text-properties style:font-name="Helvetica Neue" fo:font-family="'Helvetica Neue'" style:font-family-generic="roman" style:font-pitch="variable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Helvetica Neue" fo:font-family="'Helvetica Neue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35.0701in" style:num-format="1" style:print-orientation="portrait" fo:margin-top="1in" fo:margin-bottom="0.5in" fo:margin-left="0.5in" fo:margin-right="0.5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24T18:36:16.526113079</dc:date>
    <meta:editing-duration>P1DT1H6M23S</meta:editing-duration>
    <meta:editing-cycles>12</meta:editing-cycles>
    <meta:print-date>2026-01-24T18:35:30.201655207</meta:print-date>
    <meta:printed-by>PDF files</meta:printed-by>
    <meta:document-statistic meta:table-count="0" meta:image-count="0" meta:object-count="32" meta:page-count="1" meta:paragraph-count="35" meta:word-count="202" meta:character-count="1245" meta:non-whitespace-character-count="1064"/>
  </office:meta>
</office:document-meta>
</file>

<file path=Object 1/content.xml><?xml version="1.0" encoding="utf-8"?>
<math xmlns="http://www.w3.org/1998/Math/MathML" display="block">
  <semantics>
    <mrow>
      <msub>
        <mi>K</mi>
        <mi>n</mi>
      </msub>
      <mo stretchy="false">=</mo>
      <mrow>
        <mtext>Mean free path </mtext>
        <mo stretchy="false">/</mo>
        <mtext> smallest length scale </mtext>
      </mrow>
    </mrow>
    <annotation encoding="StarMath 5.0"> K_n = "Mean free path " / " smallest length scale "</annotation>
  </semantics>
</math>
</file>

<file path=Object 10/content.xml><?xml version="1.0" encoding="utf-8"?>
<math xmlns="http://www.w3.org/1998/Math/MathML" display="block">
  <semantics>
    <mrow>
      <msub>
        <mi>h</mi>
        <mn>1</mn>
      </msub>
      <mo stretchy="false">=</mo>
      <mrow>
        <msub>
          <mi>η</mi>
          <mn>0</mn>
        </msub>
        <mo stretchy="false">−</mo>
        <msub>
          <mi>η</mi>
          <mn>1</mn>
        </msub>
      </mrow>
    </mrow>
    <annotation encoding="StarMath 5.0">h_1 = η_0 - η_1</annotation>
  </semantics>
</math>
</file>

<file path=Object 11/content.xml><?xml version="1.0" encoding="utf-8"?>
<math xmlns="http://www.w3.org/1998/Math/MathML" display="block">
  <semantics>
    <mrow>
      <mi>g</mi>
      <mi>´</mi>
    </mrow>
    <annotation encoding="StarMath 5.0">g´ </annotation>
  </semantics>
</math>
</file>

<file path=Object 12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13/content.xml><?xml version="1.0" encoding="utf-8"?>
<math xmlns="http://www.w3.org/1998/Math/MathML" display="block">
  <semantics>
    <mrow>
      <mi mathvariant="italic">𝜁</mi>
      <mo stretchy="false">=</mo>
      <mrow>
        <mo fence="true" form="prefix" stretchy="true">(</mo>
        <mrow>
          <mrow>
            <mfrac>
              <mrow>
                <mi>∂</mi>
                <mi>v</mi>
              </mrow>
              <mrow>
                <mi>∂</mi>
                <mi>x</mi>
              </mrow>
            </mfrac>
            <mo stretchy="false">−</mo>
            <mfrac>
              <mrow>
                <mi>∂</mi>
                <mi>u</mi>
              </mrow>
              <mrow>
                <mi>∂</mi>
                <mi>y</mi>
              </mrow>
            </mfrac>
          </mrow>
        </mrow>
        <mo fence="true" form="postfix" stretchy="true">)</mo>
      </mrow>
    </mrow>
    <annotation encoding="StarMath 5.0">𝜁 = left({∂v}over{∂x} - {∂u}over{∂y}right)</annotation>
  </semantics>
</math>
</file>

<file path=Object 14/content.xml><?xml version="1.0" encoding="utf-8"?>
<math xmlns="http://www.w3.org/1998/Math/MathML" display="block">
  <semantics>
    <mrow>
      <mi>f</mi>
      <mo stretchy="false">=</mo>
      <msub>
        <mi>f</mi>
        <mn>0</mn>
      </msub>
    </mrow>
    <annotation encoding="StarMath 5.0">f=f_0 </annotation>
  </semantics>
</math>
</file>

<file path=Object 15/content.xml><?xml version="1.0" encoding="utf-8"?>
<math xmlns="http://www.w3.org/1998/Math/MathML" display="block">
  <semantics>
    <mrow>
      <mrow>
        <mi>u</mi>
        <mo stretchy="false">=</mo>
        <mi mathvariant="italic">εu</mi>
      </mrow>
      <mi>´</mi>
      <mi>,</mi>
    </mrow>
    <annotation encoding="StarMath 5.0">u=εu´,</annotation>
  </semantics>
</math>
</file>

<file path=Object 16/content.xml><?xml version="1.0" encoding="utf-8"?>
<math xmlns="http://www.w3.org/1998/Math/MathML" display="block">
  <semantics>
    <mrow>
      <mrow>
        <mi>v</mi>
        <mo stretchy="false">=</mo>
        <mi mathvariant="italic">εv</mi>
      </mrow>
      <mi>´</mi>
      <mi>,</mi>
    </mrow>
    <annotation encoding="StarMath 5.0">v=εv´,</annotation>
  </semantics>
</math>
</file>

<file path=Object 17/content.xml><?xml version="1.0" encoding="utf-8"?>
<math xmlns="http://www.w3.org/1998/Math/MathML" display="block">
  <semantics>
    <mrow>
      <mrow>
        <mi>η</mi>
        <mo stretchy="false">=</mo>
        <mrow>
          <mi>H</mi>
          <mo stretchy="false">+</mo>
          <mi>ε</mi>
        </mrow>
      </mrow>
      <mi>η</mi>
      <mi>’</mi>
      <mi>.</mi>
    </mrow>
    <annotation encoding="StarMath 5.0">η=H+ε η’.</annotation>
  </semantics>
</math>
</file>

<file path=Object 18/content.xml><?xml version="1.0" encoding="utf-8"?>
<math xmlns="http://www.w3.org/1998/Math/MathML" display="block">
  <semantics>
    <mrow>
      <mi>ε</mi>
      <mn>²</mn>
    </mrow>
    <annotation encoding="StarMath 5.0">ε²</annotation>
  </semantics>
</math>
</file>

<file path=Object 19/content.xml><?xml version="1.0" encoding="utf-8"?>
<math xmlns="http://www.w3.org/1998/Math/MathML" display="block">
  <semantics>
    <mrow>
      <mi>ω</mi>
      <mrow>
        <mo fence="true" form="prefix" stretchy="false">(</mo>
        <mrow>
          <mrow>
            <mi>f</mi>
            <mi>,</mi>
            <mi>k</mi>
            <mi>,</mi>
            <mi>l</mi>
          </mrow>
        </mrow>
        <mo fence="true" form="postfix" stretchy="false">)</mo>
      </mrow>
    </mrow>
    <annotation encoding="StarMath 5.0">ω(f,k,l)</annotation>
  </semantics>
</math>
</file>

<file path=Object 2/content.xml><?xml version="1.0" encoding="utf-8"?>
<math xmlns="http://www.w3.org/1998/Math/MathML" display="block">
  <semantics>
    <mrow>
      <mi>H</mi>
      <mo stretchy="false">≪</mo>
      <mi>L</mi>
    </mrow>
    <annotation encoding="StarMath 5.0">H &lt;&lt; L</annotation>
  </semantics>
</math>
</file>

<file path=Object 20/content.xml><?xml version="1.0" encoding="utf-8"?>
<math xmlns="http://www.w3.org/1998/Math/MathML" display="block">
  <semantics>
    <mrow>
      <mi>ω</mi>
      <mo stretchy="false">=</mo>
      <mn>0</mn>
    </mrow>
    <annotation encoding="StarMath 5.0">ω=0</annotation>
  </semantics>
</math>
</file>

<file path=Object 21/content.xml><?xml version="1.0" encoding="utf-8"?>
<math xmlns="http://www.w3.org/1998/Math/MathML" display="block">
  <semantics>
    <mrow>
      <mi>ω</mi>
      <mi>≠</mi>
      <mn>0</mn>
    </mrow>
    <annotation encoding="StarMath 5.0">ω≠0</annotation>
  </semantics>
</math>
</file>

<file path=Object 22/content.xml><?xml version="1.0" encoding="utf-8"?>
<math xmlns="http://www.w3.org/1998/Math/MathML" display="block">
  <semantics>
    <mrow>
      <mi>c</mi>
      <mo stretchy="false">=</mo>
      <msqrt>
        <mi mathvariant="italic">gH</mi>
      </msqrt>
    </mrow>
    <annotation encoding="StarMath 5.0">c = sqrt{gH}</annotation>
  </semantics>
</math>
</file>

<file path=Object 23/content.xml><?xml version="1.0" encoding="utf-8"?>
<math xmlns="http://www.w3.org/1998/Math/MathML" display="block">
  <semantics>
    <mrow>
      <msub>
        <mi>L</mi>
        <mi>D</mi>
      </msub>
      <mo stretchy="false">=</mo>
      <mfrac>
        <mi>c</mi>
        <msub>
          <mi>f</mi>
          <mn>0</mn>
        </msub>
      </mfrac>
      <mo stretchy="false">=</mo>
      <mfrac>
        <msqrt>
          <mi mathvariant="italic">gH</mi>
        </msqrt>
        <msub>
          <mi>f</mi>
          <mn>0</mn>
        </msub>
      </mfrac>
    </mrow>
    <annotation encoding="StarMath 5.0">L_D = c over {f_0} = sqrt{gH} over f_0</annotation>
  </semantics>
</math>
</file>

<file path=Object 24/content.xml><?xml version="1.0" encoding="utf-8"?>
<math xmlns="http://www.w3.org/1998/Math/MathML" display="block">
  <semantics>
    <mrow>
      <mrow>
        <mi>ω</mi>
        <mo stretchy="false">≫</mo>
        <msub>
          <mi>f</mi>
          <mn>0</mn>
        </msub>
      </mrow>
      <mi>→</mi>
      <mi>ω</mi>
      <mrow>
        <mn>²</mn>
        <mo stretchy="false">=</mo>
        <mi>c</mi>
      </mrow>
      <mn>²</mn>
      <mrow>
        <mo fence="true" form="prefix" stretchy="false">(</mo>
        <mrow>
          <mrow>
            <mi>k</mi>
            <mrow>
              <mn>²</mn>
              <mo stretchy="false">+</mo>
              <mi>l</mi>
            </mrow>
            <mn>²</mn>
          </mrow>
        </mrow>
        <mo fence="true" form="postfix" stretchy="false">)</mo>
      </mrow>
    </mrow>
    <annotation encoding="StarMath 5.0">ω&gt;&gt;f_0 → ω²=c²(k²+l²)</annotation>
  </semantics>
</math>
</file>

<file path=Object 25/content.xml><?xml version="1.0" encoding="utf-8"?>
<math xmlns="http://www.w3.org/1998/Math/MathML" display="block">
  <semantics>
    <mrow>
      <mi>ω</mi>
      <mi>≈</mi>
      <msub>
        <mi>f</mi>
        <mn>0</mn>
      </msub>
    </mrow>
    <annotation encoding="StarMath 5.0">ω≈f_0</annotation>
  </semantics>
</math>
</file>

<file path=Object 26/content.xml><?xml version="1.0" encoding="utf-8"?>
<math xmlns="http://www.w3.org/1998/Math/MathML" display="block">
  <semantics>
    <mrow>
      <mi mathvariant="italic">𝜁</mi>
      <mrow>
        <mo fence="true" form="prefix" stretchy="false">(</mo>
        <mrow>
          <mi>Q</mi>
        </mrow>
        <mo fence="true" form="postfix" stretchy="false">)</mo>
      </mrow>
    </mrow>
    <annotation encoding="StarMath 5.0">𝜁 (Q)</annotation>
  </semantics>
</math>
</file>

<file path=Object 27/content.xml><?xml version="1.0" encoding="utf-8"?>
<math xmlns="http://www.w3.org/1998/Math/MathML" display="block">
  <semantics>
    <mrow>
      <mrow>
        <mrow>
          <mfrac>
            <mrow>
              <mi>∂</mi>
              <mrow>
                <mo fence="true" form="prefix" stretchy="false">(</mo>
                <mrow>
                  <mrow>
                    <mi mathvariant="italic">eq</mi>
                    <mn>1</mn>
                  </mrow>
                </mrow>
                <mo fence="true" form="postfix" stretchy="false">)</mo>
              </mrow>
            </mrow>
            <mrow>
              <mi>∂</mi>
              <mi>x</mi>
            </mrow>
          </mfrac>
          <mo stretchy="false">+</mo>
          <mfrac>
            <mrow>
              <mi>∂</mi>
              <mrow>
                <mo fence="true" form="prefix" stretchy="false">(</mo>
                <mrow>
                  <mrow>
                    <mi mathvariant="italic">eq</mi>
                    <mn>2</mn>
                  </mrow>
                </mrow>
                <mo fence="true" form="postfix" stretchy="false">)</mo>
              </mrow>
            </mrow>
            <mrow>
              <mi>∂</mi>
              <mi>y</mi>
            </mrow>
          </mfrac>
        </mrow>
        <mo stretchy="false">=</mo>
        <mrow>
          <mo stretchy="false">−</mo>
          <mi>g</mi>
        </mrow>
      </mrow>
      <mi>∇</mi>
      <mi>H</mi>
      <mn>²</mn>
      <mi>η</mi>
    </mrow>
    <annotation encoding="StarMath 5.0">{∂(eq1)} over {∂x} + {∂(eq2)} over {∂y} = -g∇H²η</annotation>
  </semantics>
</math>
</file>

<file path=Object 28/content.xml><?xml version="1.0" encoding="utf-8"?>
<math xmlns="http://www.w3.org/1998/Math/MathML" display="block">
  <semantics>
    <mi mathvariant="italic">𝜁</mi>
    <annotation encoding="StarMath 5.0">𝜁 </annotation>
  </semantics>
</math>
</file>

<file path=Object 29/content.xml><?xml version="1.0" encoding="utf-8"?>
<math xmlns="http://www.w3.org/1998/Math/MathML" display="block">
  <semantics>
    <mrow>
      <mrow>
        <mfrac>
          <mrow>
            <mi>∂</mi>
            <mn>²</mn>
            <mi>η</mi>
          </mrow>
          <mrow>
            <mi>∂</mi>
            <mi>t</mi>
            <mn>²</mn>
          </mrow>
        </mfrac>
        <mo stretchy="false">=</mo>
        <mrow>
          <mo stretchy="false">−</mo>
          <mi>H</mi>
        </mrow>
      </mrow>
      <mfrac>
        <mrow>
          <mi>∂</mi>
          <mi>η</mi>
        </mrow>
        <mrow>
          <mi>∂</mi>
          <mi>t</mi>
        </mrow>
      </mfrac>
      <mrow>
        <mo fence="true" form="prefix" stretchy="true">[</mo>
        <mrow>
          <mrow>
            <mfrac>
              <mrow>
                <mi>∂</mi>
                <mi>u</mi>
              </mrow>
              <mrow>
                <mi>∂</mi>
                <mi>x</mi>
              </mrow>
            </mfrac>
            <mo stretchy="false">+</mo>
            <mfrac>
              <mrow>
                <mi>∂</mi>
                <mi>v</mi>
              </mrow>
              <mrow>
                <mi>∂</mi>
                <mi>x</mi>
              </mrow>
            </mfrac>
          </mrow>
        </mrow>
        <mo fence="true" form="postfix" stretchy="true">]</mo>
      </mrow>
    </mrow>
    <annotation encoding="StarMath 5.0">{∂²η} over {∂t²} =-H {∂η} over {∂t} left [{∂u} over {∂x} +{∂v} over {∂x} right]</annotation>
  </semantics>
</math>
</file>

<file path=Object 3/content.xml><?xml version="1.0" encoding="utf-8"?>
<math xmlns="http://www.w3.org/1998/Math/MathML" display="block">
  <semantics>
    <mrow>
      <msub>
        <mi>∇</mi>
        <mi>H</mi>
      </msub>
      <mrow>
        <mi>p</mi>
        <mo stretchy="false">=</mo>
        <mi mathvariant="italic">ρg</mi>
      </mrow>
      <msub>
        <mi>∇</mi>
        <mi>H</mi>
      </msub>
      <mi>η</mi>
    </mrow>
    <annotation encoding="StarMath 5.0">∇_H p = ρg∇_H η</annotation>
  </semantics>
</math>
</file>

<file path=Object 30/content.xml><?xml version="1.0" encoding="utf-8"?>
<math xmlns="http://www.w3.org/1998/Math/MathML" display="block">
  <semantics>
    <mrow>
      <mrow>
        <mi>η</mi>
        <mo stretchy="false">=</mo>
        <msub>
          <mi>η</mi>
          <mi>w</mi>
        </msub>
      </mrow>
      <mrow>
        <mrow>
          <mo fence="true" form="prefix" stretchy="false">(</mo>
          <mrow>
            <mi>t</mi>
          </mrow>
          <mo fence="true" form="postfix" stretchy="false">)</mo>
        </mrow>
        <mo stretchy="false">+</mo>
        <msub>
          <mi>η</mi>
          <mi>p</mi>
        </msub>
      </mrow>
    </mrow>
    <annotation encoding="StarMath 5.0">η = η_w (t) + η_p </annotation>
  </semantics>
</math>
</file>

<file path=Object 31/content.xml><?xml version="1.0" encoding="utf-8"?>
<math xmlns="http://www.w3.org/1998/Math/MathML" display="block">
  <semantics>
    <mi>Q</mi>
    <annotation encoding="StarMath 5.0">Q</annotation>
  </semantics>
</math>
</file>

<file path=Object 32/content.xml><?xml version="1.0" encoding="utf-8"?>
<math xmlns="http://www.w3.org/1998/Math/MathML" display="block">
  <semantics>
    <msub>
      <mi>η</mi>
      <mi>p</mi>
    </msub>
    <annotation encoding="StarMath 5.0">η_p </annotation>
  </semantics>
</math>
</file>

<file path=Object 4/content.xml><?xml version="1.0" encoding="utf-8"?>
<math xmlns="http://www.w3.org/1998/Math/MathML" display="block">
  <semantics>
    <mrow>
      <mrow>
        <mfrac>
          <mi mathvariant="italic">Dh</mi>
          <mi mathvariant="italic">Dt</mi>
        </mfrac>
        <mo stretchy="false">+</mo>
        <mi>h</mi>
      </mrow>
      <mrow>
        <msub>
          <mi>∇</mi>
          <mi mathvariant="italic">H·u</mi>
        </msub>
        <mo stretchy="false">=</mo>
        <mn>0</mn>
      </mrow>
    </mrow>
    <annotation encoding="StarMath 5.0">{Dh} over {Dt} +h∇_H·u=0</annotation>
  </semantics>
</math>
</file>

<file path=Object 5/content.xml><?xml version="1.0" encoding="utf-8"?>
<math xmlns="http://www.w3.org/1998/Math/MathML" display="block">
  <semantics>
    <mrow>
      <msub>
        <mi>∇</mi>
        <mi>H</mi>
      </msub>
      <mrow>
        <msub>
          <mi>p</mi>
          <mn>0</mn>
        </msub>
        <mo stretchy="false">=</mo>
        <mn>0</mn>
      </mrow>
    </mrow>
    <annotation encoding="StarMath 5.0">∇_H p_0 = 0</annotation>
  </semantics>
</math>
</file>

<file path=Object 6/content.xml><?xml version="1.0" encoding="utf-8"?>
<math xmlns="http://www.w3.org/1998/Math/MathML" display="block">
  <semantics>
    <mrow>
      <msub>
        <mi>p</mi>
        <mn>2</mn>
      </msub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row>
          <msub>
            <mi>p</mi>
            <mn>0</mn>
          </msub>
          <mo stretchy="false">+</mo>
          <msub>
            <mi>ρ</mi>
            <mn>1</mn>
          </msub>
        </mrow>
      </mrow>
      <mi>g</mi>
      <mrow>
        <mrow>
          <mo fence="true" form="prefix" stretchy="false">(</mo>
          <mrow>
            <mrow>
              <mi>η</mi>
              <mrow>
                <mn>0</mn>
                <mo stretchy="false">−</mo>
                <mi>η</mi>
              </mrow>
              <mn>1</mn>
            </mrow>
          </mrow>
          <mo fence="true" form="postfix" stretchy="false">)</mo>
        </mrow>
        <mo stretchy="false">+</mo>
        <msub>
          <mi>ρ</mi>
          <mn>2</mn>
        </msub>
      </mrow>
      <mi>g</mi>
      <mrow>
        <mo fence="true" form="prefix" stretchy="false">(</mo>
        <mrow>
          <mrow>
            <msub>
              <mi>η</mi>
              <mn>1</mn>
            </msub>
            <mo stretchy="false">−</mo>
            <mi>z</mi>
          </mrow>
        </mrow>
        <mo fence="true" form="postfix" stretchy="false">)</mo>
      </mrow>
    </mrow>
    <annotation encoding="StarMath 5.0">p_2 (z)=p_0 +ρ_1 g(η0-η1)+ρ_2 g(η_1-z)</annotation>
  </semantics>
</math>
</file>

<file path=Object 7/content.xml><?xml version="1.0" encoding="utf-8"?>
<math xmlns="http://www.w3.org/1998/Math/MathML" display="block">
  <semantics>
    <mrow>
      <mi>g</mi>
      <mrow>
        <mi>´</mi>
        <mo stretchy="false">=</mo>
        <mi>g</mi>
      </mrow>
      <mfrac>
        <mrow>
          <msub>
            <mi>ρ</mi>
            <mn>2</mn>
          </msub>
          <mo stretchy="false">−</mo>
          <msub>
            <mi>ρ</mi>
            <mn>1</mn>
          </msub>
        </mrow>
        <msub>
          <mi>ρ</mi>
          <mn>1</mn>
        </msub>
      </mfrac>
    </mrow>
    <annotation encoding="StarMath 5.0">g´=g {ρ_2 - ρ_1 } over {ρ_1}</annotation>
  </semantics>
</math>
</file>

<file path=Object 8/content.xml><?xml version="1.0" encoding="utf-8"?>
<math xmlns="http://www.w3.org/1998/Math/MathML" display="block">
  <semantics>
    <mrow>
      <msub>
        <mi>u</mi>
        <mn>2</mn>
      </msub>
      <mi>≈</mi>
      <mn>0</mn>
    </mrow>
    <annotation encoding="StarMath 5.0">u_2 ≈ 0 </annotation>
  </semantics>
</math>
</file>

<file path=Object 9/content.xml><?xml version="1.0" encoding="utf-8"?>
<math xmlns="http://www.w3.org/1998/Math/MathML" display="block">
  <semantics>
    <mrow>
      <msub>
        <mi>∇</mi>
        <mi>H</mi>
      </msub>
      <msub>
        <mi>η</mi>
        <mn>0</mn>
      </msub>
      <mrow>
        <mi>≈</mi>
        <mo stretchy="false">−</mo>
        <mfrac>
          <mrow>
            <mi>g</mi>
            <mi>'</mi>
          </mrow>
          <mi>g</mi>
        </mfrac>
      </mrow>
      <msub>
        <mi>∇</mi>
        <mi>H</mi>
      </msub>
      <msub>
        <mi>η</mi>
        <mn>1</mn>
      </msub>
    </mrow>
    <annotation encoding="StarMath 5.0">∇_H η_0 ≈ -{g'}over{g}∇_H η_1</annotation>
  </semantics>
</math>
</file>